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formula="of:= [.D52] + [.C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formula="of:= [.D53] + [.C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formula="of:= [.D54] + [.C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5" calcext:value-type="date">
            <text:p>25.09.202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 [.D55] + [.C56]" office:value-type="float" office:value="82458" calcext:value-type="float">
            <text:p>82 458</text:p>
          </table:table-cell>
          <table:table-cell table:style-name="ce7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65.75" calcext:value-type="float">
            <text:p>65,75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style-name="ce5" table:formula="of:= [.D56] + [.C57]" office:value-type="float" office:value="82458" calcext:value-type="float">
            <text:p>82 458</text:p>
          </table:table-cell>
          <table:table-cell table:style-name="ce5"/>
          <table:table-cell table:formula="of:= [.F56] + [.E57]" office:value-type="float" office:value="425982" calcext:value-type="float">
            <text:p>425 982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float" office:value="64.1" calcext:value-type="float">
            <text:p>64,10</text:p>
          </table:table-cell>
          <table:table-cell table:number-columns-repeated="2"/>
          <table:table-cell table:formula="of:= [.J57] - [.J56] - [.I57]" office:value-type="float" office:value="-1701931" calcext:value-type="float">
            <text:p>-1 701 93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style-name="ce5" table:formula="of:= [.D57] + [.C58]" office:value-type="float" office:value="82458" calcext:value-type="float">
            <text:p>82 458</text:p>
          </table:table-cell>
          <table:table-cell table:style-name="ce5"/>
          <table:table-cell table:formula="of:= [.F57] + [.E58]" office:value-type="float" office:value="425982" calcext:value-type="float">
            <text:p>425 982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style-name="ce5" table:formula="of:= [.D58] + [.C59]" office:value-type="float" office:value="82458" calcext:value-type="float">
            <text:p>82 458</text:p>
          </table:table-cell>
          <table:table-cell table:style-name="ce5"/>
          <table:table-cell table:formula="of:= [.F58] + [.E59]" office:value-type="float" office:value="425982" calcext:value-type="float">
            <text:p>425 982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style-name="ce5" table:formula="of:= [.D59] + [.C60]" office:value-type="float" office:value="82458" calcext:value-type="float">
            <text:p>82 458</text:p>
          </table:table-cell>
          <table:table-cell table:style-name="ce5"/>
          <table:table-cell table:formula="of:= [.F59] + [.E60]" office:value-type="float" office:value="425982" calcext:value-type="float">
            <text:p>425 982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style-name="ce5" table:formula="of:= [.D60] + [.C61]" office:value-type="float" office:value="82458" calcext:value-type="float">
            <text:p>82 458</text:p>
          </table:table-cell>
          <table:table-cell table:style-name="ce5"/>
          <table:table-cell table:formula="of:= [.F60] + [.E61]" office:value-type="float" office:value="425982" calcext:value-type="float">
            <text:p>425 982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.00.0000</text:date>, <text:time style:data-style-name="N2" text:time-value="07:49:18.14747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6T07:50:54.026463374</dc:date>
    <dc:creator>Tomáš Metelka</dc:creator>
    <meta:editing-duration>P30DT23H19M59S</meta:editing-duration>
    <meta:editing-cycles>46</meta:editing-cycles>
    <meta:generator>LibreOffice/6.0.7.3$Linux_X86_64 LibreOffice_project/00m0$Build-3</meta:generator>
    <meta:document-statistic meta:table-count="1" meta:cell-count="428" meta:object-count="0"/>
  </office:meta>
</office:document-meta>
</file>